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9629" officeooo:paragraph-rsid="00039629"/>
    </style:style>
    <style:style style:name="T1" style:family="text">
      <style:text-properties officeooo:rsid="000396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28"/>Using Compliant Leg Design for Impact Attenuation of Airdrop</text:p>
      <text:p text:style-name="Standard"><text:s text:c="50"/>Landings of Quadruped Robots</text:p>
      <text:p text:style-name="Standard"><text:span text:style-name="T1">A</text:span> human jumper first land on one’s toes, and using the compliance of one’s knees, absorbs</text:p>
      <text:p text:style-name="Standard">the impact of landing by folding one’s leg and gently rolling over to distribute the impact sequentially along the side of his body. This allows a jumper to land safely without the need</text:p>
      <text:p text:style-name="Standard">for additional impact attenuation system to prevent a severe damage to one’s musculoskeletal system. If such method can be applied to quadruped robots, they too may be able to land</text:p>
      <text:p text:style-name="Standard">safely without any additional impact attenuation system. Moreover, this application may also improve the mobility of quadruped robots.</text:p>
      <text:p text:style-name="Standard">there are three major techniques for impact attenuation of robotic landings: 1) active damping, 2) passive damping or use of compliant legs, and 3) control of a robot’s posture to guide the fall.</text:p>
      <text:p text:style-name="P1">we decided to use compliant legs for impact attenuation. Four different leg configurations were considered: a one-segment (1S), a two-segment compliant structure (2SCS), a two-segment</text:p>
      <text:p text:style-name="P1">compliant joint (2SCJ), and a three-segment (3S) leg.</text:p>
      <text:p text:style-name="P1">the desired posture is 60% better than that of the rigid legs. This could be from that the passive compliant legs can adjust posture following the robot’s movement and orientation, thus balancing faster and more reliably than legs with only active damp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2T17:55:27.773318968</meta:creation-date>
    <dc:date>2019-05-22T18:09:12.770994666</dc:date>
    <meta:editing-duration>PT3M34S</meta:editing-duration>
    <meta:editing-cycles>1</meta:editing-cycles>
    <meta:document-statistic meta:table-count="0" meta:image-count="0" meta:object-count="0" meta:page-count="1" meta:paragraph-count="10" meta:word-count="218" meta:character-count="1441" meta:non-whitespace-character-count="1155"/>
    <meta:generator>LibreOffice/6.0.7.3$Linux_X86_64 LibreOffice_project/00m0$Build-3</meta:generator>
  </office:meta>
</office:document-meta>
</file>